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af657" officeooo:paragraph-rsid="001af657"/>
    </style:style>
    <style:style style:name="P2" style:family="paragraph" style:parent-style-name="Standard">
      <style:text-properties officeooo:rsid="001af657" officeooo:paragraph-rsid="001af6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AWS SQS + Lambda Setup Tutorial - Step by Step</text:h>
      <text:p text:style-name="Standard"/>
      <text:p text:style-name="Standard"><text:a xlink:type="simple" xlink:href="https://youtu.be/xyHLX1dUwuA" text:style-name="Internet_20_link" text:visited-style-name="Visited_20_Internet_20_Link">https://youtu.be/xyHLX1dUwuA</text:a></text:p>
      <text:p text:style-name="Standard"/>
      <text:p text:style-name="P2">Lambda Function Code Source</text:p>
      <text:p text:style-name="P2">import json</text:p>
      <text:p text:style-name="P2"/>
      <text:p text:style-name="P2">def lambda_handler(event, context):</text:p>
      <text:p text:style-name="P2"><text:s text:c="4"/>print(event)</text:p>
      <text:p text:style-name="P2"><text:s text:c="4"/>records = event['Records']</text:p>
      <text:p text:style-name="P2"/>
      <text:p text:style-name="P2"><text:s text:c="4"/>for record in records:</text:p>
      <text:p text:style-name="P2"><text:s text:c="8"/>body = record['body']</text:p>
      <text:p text:style-name="P2"><text:s text:c="8"/>print(body)</text:p>
      <text:p text:style-name="P2"/>
      <text:p text:style-name="P2"/>
      <text:p text:style-name="P2">Json Code Source</text:p>
      <text:p text:style-name="P2">{</text:p>
      <text:p text:style-name="P2"><text:tab/>"Records": [{</text:p>
      <text:p text:style-name="P2"><text:tab/><text:tab/><text:tab/>"messageId": "059f36b4-87a3-44ab-83d2-661975830a7d",</text:p>
      <text:p text:style-name="P2"><text:tab/><text:tab/><text:tab/>"receiptHandle": "AQE8wJnKyrHigUMZj6rYigCgxlaS3SLyOa...",</text:p>
      <text:p text:style-name="P2"><text:tab/><text:tab/><text:tab/>"body": "Test message.",</text:p>
      <text:p text:style-name="P2"><text:tab/><text:tab/><text:tab/>"atttributes": {</text:p>
      <text:p text:style-name="P2"><text:tab/><text:tab/><text:tab/><text:tab/>"ApproximateReceiveCount": "1",</text:p>
      <text:p text:style-name="P2"><text:tab/><text:tab/><text:tab/><text:tab/>"SentTimestamp": "1545082649183",</text:p>
      <text:p text:style-name="P2"><text:tab/><text:tab/><text:tab/><text:tab/>"SenderId": "AIDAIENQZJOLO23YV34VO",</text:p>
      <text:p text:style-name="P2"><text:tab/><text:tab/><text:tab/><text:tab/>"ApproximateFirstReceiveTimestamp": "1545082649185"</text:p>
      <text:p text:style-name="P2"><text:tab/><text:tab/><text:tab/>},</text:p>
      <text:p text:style-name="P2"><text:tab/><text:tab/><text:tab/>"messageAttributes": {},</text:p>
      <text:p text:style-name="P2"><text:tab/><text:tab/><text:tab/>"md50fBody": "e4e68fb7bdOe697aOae8f1bb342846b3",</text:p>
      <text:p text:style-name="P2"><text:tab/><text:tab/><text:tab/>"eventSource": "aws:sqs",</text:p>
      <text:p text:style-name="P2"><text:tab/><text:tab/><text:tab/>"eventSourceARN": "arn:aws:sqs:us-east-2:123456789012:my-queue",</text:p>
      <text:p text:style-name="P2"><text:tab/><text:tab/><text:tab/>"awsRegion": "us-east-2"</text:p>
      <text:p text:style-name="P2"><text:tab/><text:tab/>},</text:p>
      <text:p text:style-name="P2"><text:tab/><text:tab/>{</text:p>
      <text:p text:style-name="P2"><text:tab/><text:tab/><text:tab/>"messageId": "221424d4-f796-459a-8184-9c92662be6da",</text:p>
      <text:p text:style-name="P2"><text:tab/><text:tab/><text:tab/>"receiptHandle": "AQEBzWwaftRIOKuVm4tP+/7q1rGgNqicHq...",</text:p>
      <text:p text:style-name="P2"><text:tab/><text:tab/><text:tab/>"body": "Test message.",</text:p>
      <text:p text:style-name="P2"><text:tab/><text:tab/><text:tab/>"attributes": {</text:p>
      <text:p text:style-name="P2"><text:tab/><text:tab/><text:tab/><text:tab/>"ApproximateReceiveCount": "1",</text:p>
      <text:p text:style-name="P2"><text:tab/><text:tab/><text:tab/><text:tab/>"SentTimestamp": "154502660636",</text:p>
      <text:p text:style-name="P2"><text:tab/><text:tab/><text:tab/><text:tab/>"SenderId": "AIDAIENQZJOLO23YVJ4VO",</text:p>
      <text:p text:style-name="P2"><text:tab/><text:tab/><text:tab/><text:tab/>"ApproximateFirstReceiveTimestamp": "1545082650649"</text:p>
      <text:p text:style-name="P2"><text:soft-page-break/><text:tab/><text:tab/><text:tab/>},</text:p>
      <text:p text:style-name="P2"><text:tab/><text:tab/><text:tab/>"messageAttributes": {},</text:p>
      <text:p text:style-name="P2"><text:tab/><text:tab/><text:tab/>"md50fBody": "e4e68fb7bdOe697aOae8f1bb342846b3",</text:p>
      <text:p text:style-name="P2"><text:tab/><text:tab/><text:tab/>"eventSource": "aws:sqs",</text:p>
      <text:p text:style-name="P2"><text:tab/><text:tab/><text:tab/>"eventSourceARN": "arn:aws:sqs:us-east-2:123456789012:my-queue",</text:p>
      <text:p text:style-name="P2"><text:tab/><text:tab/><text:tab/>"awsRegion": "us-east-2"</text:p>
      <text:p text:style-name="P2"><text:tab/><text:tab/>}</text:p>
      <text:p text:style-name="P2"><text:tab/>]</text:p>
      <text:p text:style-name="P2">}</text:p>
      <text:p text:style-name="P2"/>
      <text:h text:style-name="P1" text:outline-level="1">AWS S3 File Upload + Lambda Trigger (Tutorial In Python) | Step by Step Guide</text:h>
      <text:p text:style-name="P2"/>
      <text:p text:style-name="P2">https://youtu.be/H_rRlnSw_5s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8:27:09.476438667</meta:creation-date>
    <dc:date>2022-09-01T18:32:56.093697209</dc:date>
    <meta:editing-duration>PT5M50S</meta:editing-duration>
    <meta:editing-cycles>1</meta:editing-cycles>
    <meta:document-statistic meta:table-count="0" meta:image-count="0" meta:object-count="0" meta:page-count="2" meta:paragraph-count="48" meta:word-count="115" meta:character-count="1480" meta:non-whitespace-character-count="1285"/>
    <meta:generator>LibreOffice/7.3.4.2$Linux_X86_64 LibreOffice_project/30$Build-2</meta:generator>
  </office:meta>
</office:document-meta>
</file>